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be3" officeooo:paragraph-rsid="00020be3"/>
    </style:style>
    <style:style style:name="P2" style:family="paragraph" style:parent-style-name="Standard">
      <style:text-properties officeooo:rsid="00033d1f" officeooo:paragraph-rsid="00033d1f"/>
    </style:style>
    <style:style style:name="T1" style:family="text">
      <style:text-properties officeooo:rsid="00033d1f"/>
    </style:style>
    <style:style style:name="T2" style:family="text">
      <style:text-properties officeooo:rsid="00036ce9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sas que hacemos en clase:</text:p>
      <text:p text:style-name="P1"><text:tab/></text:p>
      <text:p text:style-name="P1"><text:tab/>Uso de filezilla server y acceso desde telnet (cmd) con comandos del RFC de FTP, (user, pass). </text:p>
      <text:p text:style-name="P1">Comandos usados: (user, pass, <text:span text:style-name="T1">cwd, pwd, list, etc</text:span>)</text:p>
      <text:p text:style-name="P2">Comandos internos del comando FTP de CMD (fpt enter; ? enter;) <text:span text:style-name="T2">usamos “dir” (cmd) → “list” (ftp). Help [comando] para ayuda de comand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5:39:03.340341186</meta:creation-date>
    <meta:generator>LibreOffice/6.0.6.2$Linux_X86_64 LibreOffice_project/00m0$Build-2</meta:generator>
    <dc:date>2018-11-20T16:14:00.171714909</dc:date>
    <meta:editing-duration>PT24M29S</meta:editing-duration>
    <meta:editing-cycles>4</meta:editing-cycles>
    <meta:document-statistic meta:table-count="0" meta:image-count="0" meta:object-count="0" meta:page-count="1" meta:paragraph-count="5" meta:word-count="53" meta:character-count="310" meta:non-whitespace-character-count="257"/>
  </office:meta>
</office:document-meta>
</file>